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width="0.081cm" svg:stroke-color="#000000" draw:marker-start-width="0.321cm" draw:marker-end-width="0.321cm" draw:fill="none" draw:textarea-horizontal-align="justify" draw:textarea-vertical-align="middle" draw:auto-grow-height="false" fo:min-height="0.222cm" fo:min-width="1.394cm" fo:padding-top="0.165cm" fo:padding-bottom="0.165cm" fo:padding-left="0.29cm" fo:padding-right="0.29cm"/>
    </style:style>
    <style:style style:name="gr4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5" style:family="graphic" style:parent-style-name="objectwithoutfill">
      <style:graphic-properties draw:fill="solid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start"/>
      <style:text-properties style:font-name="Lucida Console" fo:font-size="16pt" style:font-size-asian="16pt" style:font-size-complex="16pt"/>
    </style:style>
    <style:style style:name="P4" style:family="paragraph">
      <loext:graphic-properties draw:fill="none"/>
      <style:paragraph-properties fo:text-align="start"/>
      <style:text-properties fo:color="#0000ff" style:font-name="Lucida Console" fo:font-size="16pt" fo:font-weight="normal" style:font-size-asian="16pt" style:font-weight-asian="normal" style:font-size-complex="16pt" style:font-weight-complex="normal"/>
    </style:style>
    <style:style style:name="P5" style:family="paragraph"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T1" style:family="text">
      <style:text-properties fo:color="#0000ff" style:font-name="Lucida Console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62cm" svg:height="0.762cm" svg:x="2.778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2.778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2.778cm" svg:y="3.79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2.778cm" svg:y="4.5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2.778cm" svg:y="5.3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66cm" svg:height="0.962cm" svg:x="1.181cm" svg:y="2.097cm">
          <draw:text-box>
            <text:p>H[0]</text:p>
          </draw:text-box>
        </draw:frame>
        <draw:frame draw:style-name="gr2" draw:text-style-name="P2" draw:layer="layout" svg:width="1.666cm" svg:height="0.962cm" svg:x="1.181cm" svg:y="2.897cm">
          <draw:text-box>
            <text:p>H[1]</text:p>
          </draw:text-box>
        </draw:frame>
        <draw:frame draw:style-name="gr2" draw:text-style-name="P2" draw:layer="layout" svg:width="1.666cm" svg:height="0.962cm" svg:x="1.181cm" svg:y="3.697cm">
          <draw:text-box>
            <text:p>H[2]</text:p>
          </draw:text-box>
        </draw:frame>
        <draw:frame draw:style-name="gr2" draw:text-style-name="P2" draw:layer="layout" svg:width="1.666cm" svg:height="0.962cm" svg:x="1.181cm" svg:y="4.397cm">
          <draw:text-box>
            <text:p>H[3]</text:p>
          </draw:text-box>
        </draw:frame>
        <draw:frame draw:style-name="gr2" draw:text-style-name="P2" draw:layer="layout" svg:width="1.666cm" svg:height="0.962cm" svg:x="1.181cm" svg:y="5.197cm">
          <draw:text-box>
            <text:p>H[4]</text:p>
          </draw:text-box>
        </draw:frame>
        <draw:custom-shape draw:style-name="gr3" draw:text-style-name="P4" draw:layer="layout" svg:width="2.032cm" svg:height="0.61cm" svg:x="4.302cm" svg:y="2.27cm">
          <text:p text:style-name="P3"><text:span text:style-name="T1">A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032cm" svg:height="0.61cm" svg:x="4.303cm" svg:y="3.071cm">
          <text:p text:style-name="P3"><text:span text:style-name="T1">AB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032cm" svg:height="0.61cm" svg:x="7.704cm" svg:y="3.072cm">
          <text:p text:style-name="P3"><text:span text:style-name="T1">BC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032cm" svg:height="0.61cm" svg:x="4.304cm" svg:y="5.372cm">
          <text:p text:style-name="P3"><text:span text:style-name="T1">AB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5" draw:layer="layout" svg:x1="3.159cm" svg:y1="2.651cm" svg:x2="4.302cm" svg:y2="2.651cm">
          <text:p/>
        </draw:line>
        <draw:line draw:style-name="gr4" draw:text-style-name="P5" draw:layer="layout" svg:x1="3.16cm" svg:y1="3.351cm" svg:x2="4.303cm" svg:y2="3.351cm">
          <text:p/>
        </draw:line>
        <draw:line draw:style-name="gr4" draw:text-style-name="P5" draw:layer="layout" svg:x1="6.56cm" svg:y1="3.351cm" svg:x2="7.703cm" svg:y2="3.351cm">
          <text:p/>
        </draw:line>
        <draw:line draw:style-name="gr4" draw:text-style-name="P5" draw:layer="layout" svg:x1="3.16cm" svg:y1="5.651cm" svg:x2="4.303cm" svg:y2="5.651cm">
          <text:p/>
        </draw:line>
        <draw:custom-shape draw:style-name="gr1" draw:text-style-name="P1" draw:layer="layout" svg:width="0.762cm" svg:height="0.762cm" svg:x="6.334cm" svg:y="3.0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334cm" svg:y="2.2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6.334cm" svg:y="5.33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762cm" svg:height="0.762cm" svg:x="9.734cm" svg:y="3.032cm">
          <text:p/>
          <draw:enhanced-geometry svg:viewBox="0 0 21600 21600" draw:type="rectangle" draw:enhanced-path="M 0 0 L 21600 0 21600 21600 0 21600 0 0 Z N"/>
        </draw:custom-shape>
        <draw:line draw:style-name="gr5" draw:text-style-name="P6" draw:layer="layout" svg:x1="2.778cm" svg:y1="4.556cm" svg:x2="3.54cm" svg:y2="3.794cm">
          <text:p/>
        </draw:line>
        <draw:line draw:style-name="gr5" draw:text-style-name="P6" draw:layer="layout" svg:x1="2.778cm" svg:y1="5.318cm" svg:x2="3.54cm" svg:y2="4.556cm">
          <text:p/>
        </draw:line>
        <draw:line draw:style-name="gr5" draw:text-style-name="P6" draw:layer="layout" svg:x1="6.334cm" svg:y1="3.032cm" svg:x2="7.096cm" svg:y2="2.27cm">
          <text:p/>
        </draw:line>
        <draw:line draw:style-name="gr5" draw:text-style-name="P6" draw:layer="layout" svg:x1="9.763cm" svg:y1="3.794cm" svg:x2="10.525cm" svg:y2="3.032cm">
          <text:p/>
        </draw:line>
        <draw:line draw:style-name="gr5" draw:text-style-name="P6" draw:layer="layout" svg:x1="6.334cm" svg:y1="6.08cm" svg:x2="7.096cm" svg:y2="5.31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1-04T23:48:17.993000000</meta:creation-date>
    <dc:date>2020-11-04T23:59:46.398000000</dc:date>
    <meta:editing-duration>PT1M17S</meta:editing-duration>
    <meta:editing-cycles>1</meta:editing-cycles>
    <meta:document-statistic meta:object-count="27"/>
    <meta:generator>LibreOffice/6.3.2.2$Windows_X86_64 LibreOffice_project/98b30e735bda24bc04ab42594c85f7fd8be07b9c</meta:generator>
  </office:meta>
</office:document-meta>
</file>